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extGenerator.convertNonXmlChars( String s )</text:p>
          </table:table-cell>
          <table:table-cell office:value-type="float" office:value="8">
            <text:p text:style-name="Table_20_Contents">8</text:p>
          </table:table-cell>
          <table:table-cell office:value-type="float" office:value="11">
            <text:p text:style-name="Table_20_Contents">11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TextGenerator.getKe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TextGenerator.parameterize( Parameters paramet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xtGenerator.setup( SourceResolver resolver , Map objectmodel , String src , Parameters parameter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TextGenerator.generate(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7">
            <text:p text:style-name="Table_20_Contents">7</text:p>
          </table:table-cell>
          <table:table-cell office:value-type="float" office:value="57">
            <text:p text:style-name="Table_20_Contents">57</text:p>
          </table:table-cell>
        </table:table-row>
        <table:table-row>
          <table:table-cell office:value-type="string">
            <text:p text:style-name="Table_20_Contents">TextGenerator.recycl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TextGenerator.getValidi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